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d4d7" officeooo:paragraph-rsid="000cd4d7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0cd4d7" officeooo:paragraph-rsid="000cd4d7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cd4d7" officeooo:paragraph-rsid="000cd4d7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eac29" officeooo:paragraph-rsid="000eac29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eac29" officeooo:paragraph-rsid="000eac29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4pt" fo:font-weight="bold" officeooo:rsid="000eac29" officeooo:paragraph-rsid="000eac2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cd4d7" officeooo:paragraph-rsid="000cd4d7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eac29" officeooo:paragraph-rsid="000eac29" style:font-size-asian="12.25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</text:p>
      <text:p text:style-name="P1"/>
      <text:p text:style-name="P2">INPUT:</text:p>
      <text:p text:style-name="P2"/>
      <text:p text:style-name="P2">#gmail</text:p>
      <text:p text:style-name="P2">import smtplib</text:p>
      <text:p text:style-name="P2">import getpass</text:p>
      <text:p text:style-name="P2"/>
      <text:p text:style-name="P2">myemail=input("enter your email ")</text:p>
      <text:p text:style-name="P2">password=getpass.getpass()</text:p>
      <text:p text:style-name="P2">recemail="jronsonpaul@gmail.com"</text:p>
      <text:p text:style-name="P2"/>
      <text:p text:style-name="P2"># creates SMTP session</text:p>
      <text:p text:style-name="P2">s=smtplib.SMTP('smtp.gmail.com', 587)</text:p>
      <text:p text:style-name="P2"/>
      <text:p text:style-name="P2"># start TLS for security</text:p>
      <text:p text:style-name="P2">s.starttls()</text:p>
      <text:p text:style-name="P2"/>
      <text:p text:style-name="P2"># Authentication</text:p>
      <text:p text:style-name="P2">s.login(myemail, password)</text:p>
      <text:p text:style-name="P2"/>
      <text:p text:style-name="P2"># message to be sent</text:p>
      <text:p text:style-name="P2">message=input("enter_your_message")</text:p>
      <text:p text:style-name="P2"/>
      <text:p text:style-name="P2"># sending the mail</text:p>
      <text:p text:style-name="P2">s.sendmail("kumbandasharinrajappa99@gmail.com","jronsonpaul@gmail.com",message)</text:p>
      <text:p text:style-name="P2"/>
      <text:p text:style-name="P2">s.quit()</text:p>
      <text:p text:style-name="P2"/>
      <text:p text:style-name="P2"/>
      <text:p text:style-name="P2">OUTPUT:</text:p>
      <text:p text:style-name="P2"/>
      <text:p text:style-name="P2">enter your email kumbandasharinrajappa99@gmail.com</text:p>
      <text:p text:style-name="P2">Password: </text:p>
      <text:p text:style-name="P2">enter_your_message YO Jerome!you did not complete your assignments.All the best!</text:p>
      <text:p text:style-name="P2"/>
      <text:p text:style-name="P2"/>
      <text:p text:style-name="P2"/>
      <text:p text:style-name="P2"/>
      <text:p text:style-name="P6">PROGRAM</text:p>
      <text:p text:style-name="P7"/>
      <text:p text:style-name="P4">INPUT:</text:p>
      <text:p text:style-name="P4"/>
      <text:p text:style-name="P2">#pic.py</text:p>
      <text:p text:style-name="P2">import os</text:p>
      <text:p text:style-name="P2"/>
      <text:p text:style-name="P2">def takepic():</text:p>
      <text:p text:style-name="P2"><text:tab/>os.system("fswebcam -F 4 --fps 20 -r 800*600 /home/cl215/sharin/temp.jpg")</text:p>
      <text:p text:style-name="P2"><text:tab/>print("pic taken ")</text:p>
      <text:p text:style-name="P2"><text:tab/>return</text:p>
      <text:p text:style-name="P2">takepic()<text:tab/></text:p>
      <text:p text:style-name="P2"/>
      <text:p text:style-name="P2"/>
      <text:p text:style-name="P2"/>
      <text:p text:style-name="P8">PROGRAM</text:p>
      <text:p text:style-name="P8"/>
      <text:p text:style-name="P4">INPUT:</text:p>
      <text:p text:style-name="P4"><text:soft-page-break/>INPUT:</text:p>
      <text:p text:style-name="P4"/>
      <text:p text:style-name="P4">import matplotlib.pyplot as plt</text:p>
      <text:p text:style-name="P4">x=[1,2,3]</text:p>
      <text:p text:style-name="P4">y=[1,4,9]</text:p>
      <text:p text:style-name="P4">plt.plot(x,y)</text:p>
      <text:p text:style-name="P4">plt.xlabel("X Axis")</text:p>
      <text:p text:style-name="P4">plt.ylabel("Y Axis")</text:p>
      <text:p text:style-name="P4">plt.title("My first graph")</text:p>
      <text:p text:style-name="P4">plt.show()</text:p>
      <text:p text:style-name="P4"/>
      <text:p text:style-name="P4"/>
      <text:p text:style-name="P4"/>
      <text:p text:style-name="P6">PROGRAM</text:p>
      <text:p text:style-name="P6"/>
      <text:p text:style-name="P5">INPUT:</text:p>
      <text:p text:style-name="P4"/>
      <text:p text:style-name="P4"/>
      <text:p text:style-name="P4">#graph2.py</text:p>
      <text:p text:style-name="P4">import matplotlib.pyplot as plt</text:p>
      <text:p text:style-name="P4"/>
      <text:p text:style-name="P4"># x-coordinates of left sides of bar</text:p>
      <text:p text:style-name="P4">left = [1, 2, 3, 4, 5]</text:p>
      <text:p text:style-name="P4"/>
      <text:p text:style-name="P4"># heights of bars</text:p>
      <text:p text:style-name="P4">height = [10, 24, 36, 40, 5]</text:p>
      <text:p text:style-name="P4"/>
      <text:p text:style-name="P4"># labels for bars</text:p>
      <text:p text:style-name="P4">tick_label = ['one','two','three','four','five']</text:p>
      <text:p text:style-name="P4"/>
      <text:p text:style-name="P4"># plotting a bar chart</text:p>
      <text:p text:style-name="P4">plt.bar(left, height, tick_label = tick_label,</text:p>
      <text:p text:style-name="P4"><text:s text:c="8"/>width = 0.5, color = ['red', 'green'])</text:p>
      <text:p text:style-name="P4"/>
      <text:p text:style-name="P4"># naming the x-axis</text:p>
      <text:p text:style-name="P4">plt.xlabel('x - axis')</text:p>
      <text:p text:style-name="P4"># naming the y-axis</text:p>
      <text:p text:style-name="P4">plt.ylabel('y - axis')</text:p>
      <text:p text:style-name="P4"># plot title</text:p>
      <text:p text:style-name="P4">plt.title('My bar graph!')</text:p>
      <text:p text:style-name="P4"/>
      <text:p text:style-name="P4"># function to show the plot</text:p>
      <text:p text:style-name="P4">plt.show()</text:p>
      <text:p text:style-name="P4"/>
      <text:p text:style-name="P4"/>
      <text:p text:style-name="P4">OUTPUT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47:48.773095476</meta:creation-date>
    <dc:date>2018-10-31T09:47:26.882079895</dc:date>
    <meta:editing-duration>PT9M2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65" meta:word-count="180" meta:character-count="1396" meta:non-whitespace-character-count="1269"/>
  </office:meta>
</office:document-meta>
</file>